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uf dem Weg zu offenen Bildungsressourcen (OER)</text:p>
      <text:p text:style-name="Author">Christian Dohrmann, Stefan Jank, Hans Reimann, Marc Beilcke</text:p>
      <text:p text:style-name="Date">2020-10-19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Auf dem Weg zu offenen Bildungsressourcen (OER)</dc:title>
    <dc:description>In dieser Handreichung sollen Handlungsempfehlungen gegebn werden, wie Strukturen geschaffen werden können, um OER an Brandenburger Hochschulen zu verankern.</dc:description>
    <dc:subject/>
    <meta:keyword/>
    <meta:initial-creator>Christian Dohrmann, Stefan Jank, Hans Reimann, Marc Beilcke</meta:initial-creator>
    <dc:creator>Christian Dohrmann, Stefan Jank, Hans Reimann, Marc Beilcke</dc:creator>
    <meta:creation-date>2020-10-19T16:49:15Z</meta:creation-date>
    <dc:date>2020-10-19T16:49:15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